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c899" officeooo:paragraph-rsid="000bc8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12:29:34.340223394</meta:creation-date>
    <dc:date>2019-05-21T12:29:50.504067153</dc:date>
    <meta:editing-duration>PT17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2.3.2$Linux_X86_64 LibreOffice_project/20$Build-2</meta:generator>
  </office:meta>
</office:document-meta>
</file>